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Cambria Math&quot;" svg:font-family="'&quot;Cambria Math&quot;'"/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Cambria Math&quot;" fo:font-size="11pt" fo:font-style="normal" fo:text-shadow="none" style:text-underline-style="none" fo:font-weight="normal" style:font-size-asian="11pt" style:font-style-asian="normal" style:font-weight-asian="normal" style:font-name-complex="&quot;Cambria Math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1)</text:p>
          </table:table-cell>
          <table:table-cell table:number-columns-repeated="1023"/>
        </table:table-row>
        <table:table-row table:style-name="ro2">
          <table:table-cell/>
          <table:table-cell table:style-name="ce1" office:value-type="string" calcext:value-type="string">
            <text:p>CAFE</text:p>
          </table:table-cell>
          <table:table-cell table:style-name="ce1" office:value-type="string" calcext:value-type="string">
            <text:p>12*16³ =</text:p>
          </table:table-cell>
          <table:table-cell table:style-name="ce3" table:formula="of:=12*pow(16;3)" office:value-type="float" office:value="49152" calcext:value-type="float">
            <text:p>4915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>
            <text:p>10*16² =</text:p>
          </table:table-cell>
          <table:table-cell table:style-name="ce3" table:formula="of:=10*pow(16;2)" office:value-type="float" office:value="2560" calcext:value-type="float">
            <text:p>256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>
            <text:p>15*16¹ =</text:p>
          </table:table-cell>
          <table:table-cell table:style-name="ce3" table:formula="of:=15*pow(16;1)" office:value-type="float" office:value="240" calcext:value-type="float">
            <text:p>24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>
            <text:p>14*16⁰ =</text:p>
          </table:table-cell>
          <table:table-cell table:style-name="ce3" table:formula="of:=14*pow(16;0)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" table:formula="of:=SUM([.D3:.D6])" office:value-type="float" office:value="51966" calcext:value-type="float">
            <text:p>5196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A513</text:p>
          </table:table-cell>
          <table:table-cell table:style-name="ce1" office:value-type="string" calcext:value-type="string">
            <text:p>10*12³ =</text:p>
          </table:table-cell>
          <table:table-cell table:style-name="ce3" table:formula="of:=10*pow(12;3)" office:value-type="float" office:value="17280" calcext:value-type="float">
            <text:p>1728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>
            <text:p>5*12² =</text:p>
          </table:table-cell>
          <table:table-cell table:style-name="ce3" table:formula="of:=5*pow(12;2)" office:value-type="float" office:value="720" calcext:value-type="float">
            <text:p>72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>
            <text:p>1*12¹ =</text:p>
          </table:table-cell>
          <table:table-cell table:style-name="ce3" table:formula="of:=1*pow(12;1)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>
            <text:p>3*12⁰ =</text:p>
          </table:table-cell>
          <table:table-cell table:style-name="ce3" table:formula="of:=3*pow(12;0)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" table:formula="of:=SUM([.D9:.D12])" office:value-type="float" office:value="18015" calcext:value-type="float">
            <text:p>1801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float" office:value="11101100" calcext:value-type="float">
            <text:p>11101100</text:p>
          </table:table-cell>
          <table:table-cell table:style-name="ce1" office:value-type="string" calcext:value-type="string">
            <text:p>1*2⁷ =</text:p>
          </table:table-cell>
          <table:table-cell table:style-name="ce3" table:formula="of:=1*pow(2;7)" office:value-type="float" office:value="128" calcext:value-type="float">
            <text:p>128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>
            <text:p>1*2⁶ =</text:p>
          </table:table-cell>
          <table:table-cell table:style-name="ce3" table:formula="of:=1*pow(2;6)" office:value-type="float" office:value="64" calcext:value-type="float">
            <text:p>6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>
            <text:p>1*2⁵ =</text:p>
          </table:table-cell>
          <table:table-cell table:style-name="ce3" table:formula="of:=1*pow(2;5)" office:value-type="float" office:value="32" calcext:value-type="float">
            <text:p>3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>
            <text:p>0*2⁴ =</text:p>
          </table:table-cell>
          <table:table-cell table:style-name="ce3" table:formula="of:=0*pow(2;4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>
            <text:p>1*2³ =</text:p>
          </table:table-cell>
          <table:table-cell table:style-name="ce3" table:formula="of:=1*pow(2;3)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>
            <text:p>1*2² =</text:p>
          </table:table-cell>
          <table:table-cell table:style-name="ce3" table:formula="of:=1*pow(2;2)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>
            <text:p>0*2¹ =</text:p>
          </table:table-cell>
          <table:table-cell table:style-name="ce3" table:formula="of:=0*pow(2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>
            <text:p>0*2⁰ =</text:p>
          </table:table-cell>
          <table:table-cell table:style-name="ce3" table:formula="of:=0*pow(2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" table:formula="of:=SUM([.D15:.D22])" office:value-type="float" office:value="236" calcext:value-type="float">
            <text:p>23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float" office:value="10440" calcext:value-type="float">
            <text:p>10440</text:p>
          </table:table-cell>
          <table:table-cell table:style-name="ce1" office:value-type="string" calcext:value-type="string">
            <text:p>1*6⁴ =</text:p>
          </table:table-cell>
          <table:table-cell table:style-name="ce3" table:formula="of:=1*pow(6;4)" office:value-type="float" office:value="1296" calcext:value-type="float">
            <text:p>129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>
            <text:p>0*6³ =</text:p>
          </table:table-cell>
          <table:table-cell table:style-name="ce3" table:formula="of:=0*pow(6;3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>
            <text:p>4*6² =</text:p>
          </table:table-cell>
          <table:table-cell table:style-name="ce3" table:formula="of:=4*pow(6;2)" office:value-type="float" office:value="144" calcext:value-type="float">
            <text:p>14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>
            <text:p>4*6¹ =</text:p>
          </table:table-cell>
          <table:table-cell table:style-name="ce3" table:formula="of:=4*pow(6;1)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>
            <text:p>0*6⁰ =</text:p>
          </table:table-cell>
          <table:table-cell table:style-name="ce3" table:formula="of:=0*pow(6;0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" table:formula="of:=SUM([.D25:.D29])" office:value-type="float" office:value="1464" calcext:value-type="float">
            <text:p>14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float" office:value="541" calcext:value-type="float">
            <text:p>541</text:p>
          </table:table-cell>
          <table:table-cell table:style-name="ce1" office:value-type="string" calcext:value-type="string">
            <text:p>No se puede hacer porque tiene un 5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2)</text:p>
          </table:table-cell>
          <table:table-cell table:number-columns-repeated="1023"/>
        </table:table-row>
        <table:table-row table:style-name="ro2">
          <table:table-cell/>
          <table:table-cell table:style-name="ce1" office:value-type="string" calcext:value-type="string">
            <text:p>f(x) = 1,2x⁴ - 0,6x³ + 2x + 1</text:p>
          </table:table-cell>
          <table:table-cell table:number-columns-repeated="2"/>
          <table:table-cell table:style-name="ce1" office:value-type="string" calcext:value-type="string">
            <text:p>f(2.005) = 19.56663113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f ' (x) = 4,8x³ - 1,8x² + 2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f '' (x) = 14,4x² - 3,6x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f ''' (x) = 28,8x - 3,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orden 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f(2) = 19.4</text:p>
          </table:table-cell>
          <table:table-cell/>
          <table:table-cell table:style-name="ce1" office:value-type="string" calcext:value-type="string">
            <text:p>|(19.4 - 19.56663113)| / 19.56663113 * 100 = 0.851608 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orden 1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f ' (2) * 0,005 = 0.166</text:p>
          </table:table-cell>
          <table:table-cell/>
          <table:table-cell table:style-name="ce1" office:value-type="string" calcext:value-type="string">
            <text:p>|(19.566 - 19.56663113)| / 19.56663113 * 100 = 3.225542x10⁻3 %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 calcext:value-type="string">
            <text:p>19.4 + 0.166 = 19.56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orden 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(f '' (2) *0,005²)/2! = 6.3x10⁻4</text:p>
          </table:table-cell>
          <table:table-cell table:number-columns-repeated="2"/>
          <table:table-cell table:style-name="ce2" office:value-type="string" calcext:value-type="string">
            <text:p>|(19.56663 - 19.56663113)| / 19.56663113 * 100 = 5.7751382x10⁻6 %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19.566 + 6.3x10⁻4 = 19.5666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orden 3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(f ''' (3) * 0,005³) / 3! = 1.125x10⁻6</text:p>
          </table:table-cell>
          <table:table-cell table:number-columns-repeated="2"/>
          <table:table-cell table:style-name="ce2" office:value-type="string" calcext:value-type="string">
            <text:p>|(19.56663113 - 19.56663113)| / 19.56663113 * 100 = 0 %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19.56663 + 1.125x10⁻6 = 19.5666311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3)</text:p>
          </table:table-cell>
          <table:table-cell table:number-columns-repeated="1023"/>
        </table:table-row>
        <table:table-row table:style-name="ro2">
          <table:table-cell/>
          <table:table-cell table:style-name="ce1" office:value-type="string" calcext:value-type="string">
            <text:p>f(x) = x⁴ - 2,5x³ + 3,2x² - 2,25x + 4,5</text:p>
          </table:table-cell>
          <table:table-cell table:number-columns-repeated="2"/>
          <table:table-cell table:style-name="ce1" office:value-type="string" calcext:value-type="string">
            <text:p>x_i = 1</text:p>
          </table:table-cell>
          <table:table-cell table:style-name="ce1" office:value-type="string" calcext:value-type="string">
            <text:p>f(x_i) = 3,95</text:p>
          </table:table-cell>
          <table:table-cell/>
          <table:table-cell table:style-name="ce1" office:value-type="string" calcext:value-type="string">
            <text:p>f ' (1) = 0,65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f ' (x) = 4x³ - 7,5x² + 6,5x -2,25</text:p>
          </table:table-cell>
          <table:table-cell table:number-columns-repeated="2"/>
          <table:table-cell table:style-name="ce1" office:value-type="string" calcext:value-type="string">
            <text:p>x_i+1 = 1,0005</text:p>
          </table:table-cell>
          <table:table-cell table:style-name="ce1" office:value-type="string" calcext:value-type="string">
            <text:p>f(x_i+1) = 3,950325425</text:p>
          </table:table-cell>
          <table:table-cell/>
          <table:table-cell table:style-name="ce1" office:value-type="string" calcext:value-type="string">
            <text:p>f '' (1) = 3,5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f '' (x) = 12x² - 15x + 6,5</text:p>
          </table:table-cell>
          <table:table-cell table:number-columns-repeated="2"/>
          <table:table-cell table:style-name="ce1" office:value-type="string" calcext:value-type="string">
            <text:p>x_i-1 = 0,9995</text:p>
          </table:table-cell>
          <table:table-cell table:style-name="ce1" office:value-type="string" calcext:value-type="string">
            <text:p>f(x_i-1) = 3,94967542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" office:value-type="string" calcext:value-type="string">
            <text:p>x_i+2 = 1,001</text:p>
          </table:table-cell>
          <table:table-cell table:style-name="ce1" office:value-type="string" calcext:value-type="string">
            <text:p>f(x_i+2) = 3,950651702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" office:value-type="string" calcext:value-type="string">
            <text:p>x_i-2 = 0,999</text:p>
          </table:table-cell>
          <table:table-cell table:style-name="ce1" office:value-type="string" calcext:value-type="string">
            <text:p>f(x_i-2) = 3,949351699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diferencia finita centrad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f ' (1) = (3,950325425 - 3,949675425)/2(0,0005) = 0,6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f '' (1) = (3,950325425 -2 (3,95) + 3,949675425)/(0,0005)² = 3,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diferencia finita hacia adelant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f ' (1) = (3,950325425 - 3,95)/(0,0005) = 0,6508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f'' (1) = (3,950651702 -2 (3,950325425) + 3,95)/(0,0005)² = 3,40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diferencia finita hacia atr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f ' (1) = (3,95 - 3,949675425)/(0,0005) = 0,6491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f '' (1) = (3,95 -2 (3,949675425) + 3,949351699)/(0,0005)² = 3,39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table:formula="of:=(3.95-(2*3.949675425)+3.949351699)/(pow(0.0005;2))" office:value-type="float" office:value="3.396" calcext:value-type="float">
            <text:p>3.39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4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∆f(4,25) = |2(3(4,25)²-4(425)/(4,25³-2*4,25²-3) - e⁻4,25 |) * 0,005 = 9,8082x10⁻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E[7,27043 - 9,8082x10⁻3 ; 7,27043 + 9,8082x10⁻3]</text:p>
          </table:table-cell>
          <table:table-cell table:number-columns-repeated="1022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Cambria Math&quot;" svg:font-family="'&quot;Cambria Math&quot;'"/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3" meta:object-count="0"/>
    <meta:generator>LibreOfficeDev/6.0.5.2$Linux_X86_64 LibreOffice_project/</meta:generator>
  </office:meta>
</office:document-meta>
</file>